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212cm" fo:text-align="justify" style:justify-single-word="false"/>
      <style:text-properties fo:language="ru" fo:country="RU"/>
    </style:style>
    <style:style style:name="P13" style:family="paragraph" style:parent-style-name="Text_20_body">
      <style:paragraph-properties fo:margin-top="0cm" fo:margin-bottom="0.212cm" fo:text-align="justify" style:justify-single-word="false"/>
    </style:style>
    <style:style style:name="P14" style:family="paragraph" style:parent-style-name="Text_20_body">
      <style:paragraph-properties fo:margin-top="0cm" fo:margin-bottom="0.212cm" fo:text-align="justify" style:justify-single-word="false"/>
      <style:text-properties fo:language="en" fo:country="US"/>
    </style:style>
    <style:style style:name="P15"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16" style:family="paragraph" style:parent-style-name="First_20_line_20_indent">
      <style:text-properties fo:language="ru" fo:country="RU"/>
    </style:style>
    <style:style style:name="P17" style:family="paragraph" style:parent-style-name="First_20_line_20_indent">
      <style:text-properties fo:font-size="15pt" fo:language="ru" fo:country="RU" style:font-size-asian="15pt" style:font-size-complex="15pt"/>
    </style:style>
    <style:style style:name="P18" style:family="paragraph" style:parent-style-name="First_20_line_20_indent">
      <style:paragraph-properties fo:margin-left="0cm" fo:margin-right="0cm" fo:text-indent="0cm" style:auto-text-indent="false"/>
    </style:style>
    <style:style style:name="P19" style:family="paragraph" style:parent-style-name="First_20_line_20_indent">
      <style:paragraph-properties fo:margin-left="0cm" fo:margin-right="0cm" fo:text-indent="0cm" style:auto-text-indent="false"/>
      <style:text-properties fo:language="ru" fo:country="RU"/>
    </style:style>
    <style:style style:name="P20" style:family="paragraph" style:parent-style-name="Text_20_body">
      <style:paragraph-properties fo:margin-left="0cm" fo:margin-right="0cm" fo:margin-top="0cm" fo:margin-bottom="0.212cm" fo:text-align="justify" style:justify-single-word="false" fo:text-indent="0cm" style:auto-text-indent="false"/>
    </style:style>
    <style:style style:name="P21"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22"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2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26"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list-style-name="L1">
      <style:paragraph-properties fo:text-align="justify" style:justify-single-word="false"/>
      <style:text-properties fo:language="ru" fo:country="RU"/>
    </style:style>
    <style:style style:name="P30" style:family="paragraph" style:parent-style-name="Text_20_body" style:list-style-name="L2">
      <style:paragraph-properties fo:text-align="justify" style:justify-single-word="false"/>
      <style:text-properties fo:language="ru" fo:country="RU"/>
    </style:style>
    <style:style style:name="P31" style:family="paragraph" style:parent-style-name="Text_20_body" style:list-style-name="L10">
      <style:paragraph-properties fo:text-align="justify" style:justify-single-word="false"/>
      <style:text-properties fo:language="ru" fo:country="RU"/>
    </style:style>
    <style:style style:name="P32" style:family="paragraph" style:parent-style-name="Text_20_body" style:list-style-name="L11">
      <style:paragraph-properties fo:text-align="justify" style:justify-single-word="false"/>
      <style:text-properties fo:language="ru" fo:country="RU"/>
    </style:style>
    <style:style style:name="P33" style:family="paragraph" style:parent-style-name="Text_20_body" style:list-style-name="L12">
      <style:paragraph-properties fo:text-align="justify" style:justify-single-word="false"/>
      <style:text-properties fo:language="ru" fo:country="RU"/>
    </style:style>
    <style:style style:name="P34" style:family="paragraph" style:parent-style-name="Text_20_body" style:list-style-name="L3">
      <style:text-properties fo:language="ru" fo:country="RU"/>
    </style:style>
    <style:style style:name="P35" style:family="paragraph" style:parent-style-name="Text_20_body" style:list-style-name="L8">
      <style:text-properties fo:language="ru" fo:country="RU"/>
    </style:style>
    <style:style style:name="P36" style:family="paragraph" style:parent-style-name="Text_20_body" style:list-style-name="L9">
      <style:text-properties fo:language="ru" fo:country="RU"/>
    </style:style>
    <style:style style:name="P37"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38"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39" style:family="paragraph" style:parent-style-name="Text_20_body" style:list-style-name="L7">
      <style:paragraph-properties fo:margin-left="0cm" fo:margin-right="0cm" fo:margin-top="0cm" fo:margin-bottom="0.212cm" fo:text-align="justify" style:justify-single-word="false" fo:text-indent="0.499cm" style:auto-text-indent="false"/>
    </style:style>
    <style:style style:name="P40" style:family="paragraph" style:parent-style-name="Text_20_body" style:list-style-name="L7">
      <style:paragraph-properties fo:margin-left="0cm" fo:margin-right="0cm" fo:margin-top="0cm" fo:margin-bottom="0.212cm" fo:text-align="justify" style:justify-single-word="false" fo:text-indent="0.499cm" style:auto-text-indent="false"/>
      <style:text-properties fo:language="ru" fo:country="RU"/>
    </style:style>
    <style:style style:name="P41" style:family="paragraph" style:parent-style-name="Text_20_body" style:list-style-name="L13">
      <style:paragraph-properties fo:margin-left="0cm" fo:margin-right="0cm" fo:margin-top="0cm" fo:margin-bottom="0.212cm" fo:text-align="justify" style:justify-single-word="false" fo:text-indent="0.499cm" style:auto-text-indent="false"/>
      <style:text-properties fo:language="ru" fo:country="RU"/>
    </style:style>
    <style:style style:name="P42" style:family="paragraph" style:parent-style-name="Text_20_body" style:list-style-name="L14">
      <style:paragraph-properties fo:margin-top="0cm" fo:margin-bottom="0.212cm" fo:text-align="justify" style:justify-single-word="false"/>
      <style:text-properties fo:language="ru" fo:country="RU"/>
    </style:style>
    <style:style style:name="P43" style:family="paragraph" style:parent-style-name="Text_20_body" style:list-style-name="L15">
      <style:paragraph-properties fo:margin-top="0cm" fo:margin-bottom="0.212cm" fo:text-align="justify" style:justify-single-word="false"/>
      <style:text-properties fo:language="ru" fo:country="RU"/>
    </style:style>
    <style:style style:name="P44" style:family="paragraph" style:parent-style-name="Text_20_body" style:list-style-name="L16">
      <style:paragraph-properties fo:margin-top="0cm" fo:margin-bottom="0.212cm" fo:text-align="justify" style:justify-single-word="false"/>
      <style:text-properties fo:language="ru" fo:country="RU"/>
    </style:style>
    <style:style style:name="P45" style:family="paragraph" style:parent-style-name="Text_20_body" style:list-style-name="L17">
      <style:paragraph-properties fo:margin-top="0cm" fo:margin-bottom="0.212cm" fo:text-align="justify" style:justify-single-word="false"/>
      <style:text-properties fo:language="ru" fo:country="RU"/>
    </style:style>
    <style:style style:name="P46" style:family="paragraph" style:parent-style-name="Text_20_body" style:list-style-name="L18">
      <style:paragraph-properties fo:margin-top="0cm" fo:margin-bottom="0.212cm" fo:text-align="justify" style:justify-single-word="false"/>
    </style:style>
    <style:style style:name="P47"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8" style:family="paragraph" style:parent-style-name="Heading_20_1">
      <style:paragraph-properties fo:margin-left="0cm" fo:margin-right="0cm" fo:text-align="center" style:justify-single-word="false" fo:text-indent="0.499cm" style:auto-text-indent="false"/>
    </style:style>
    <style:style style:name="P49" style:family="paragraph" style:parent-style-name="Heading_20_2">
      <style:text-properties fo:language="ru" fo:country="RU"/>
    </style:style>
    <style:style style:name="P50" style:family="paragraph" style:parent-style-name="Heading_20_2">
      <style:paragraph-properties fo:margin-left="0cm" fo:margin-right="0cm" fo:text-indent="0.499cm" style:auto-text-indent="false"/>
    </style:style>
    <style:style style:name="P51" style:family="paragraph" style:parent-style-name="First_20_line_20_indent" style:list-style-name="L18"/>
    <style:style style:name="P52" style:family="paragraph" style:parent-style-name="First_20_line_20_indent" style:list-style-name="L18">
      <style:text-properties fo:language="ru" fo:country="RU"/>
    </style:style>
    <style:style style:name="P53" style:family="paragraph" style:parent-style-name="First_20_line_20_indent" style:list-style-name="L19">
      <style:text-properties fo:language="ru" fo:country="RU"/>
    </style:style>
    <style:style style:name="P54" style:family="paragraph" style:parent-style-name="First_20_line_20_indent" style:list-style-name="L19">
      <style:paragraph-properties fo:margin-left="0cm" fo:margin-right="0cm" fo:text-indent="0cm" style:auto-text-indent="false"/>
    </style:style>
    <style:style style:name="T1" style:family="text">
      <style:text-properties fo:language="ru" fo:country="RU"/>
    </style:style>
    <style:style style:name="T2" style:family="text">
      <style:text-properties fo:language="en" fo:country="US"/>
    </style:style>
    <style:style style:name="T3" style:family="text">
      <style:text-properties fo:color="#800000"/>
    </style:style>
    <style:style style:name="T4" style:family="text">
      <style:text-properties fo:color="#800000" fo:language="ru" fo:country="RU"/>
    </style:style>
    <style:style style:name="T5" style:family="text">
      <style:text-properties style:use-window-font-color="true"/>
    </style:style>
    <style:style style:name="T6" style:family="text">
      <style:text-properties fo:color="#ff3333"/>
    </style:style>
    <style:style style:name="T7" style:family="text">
      <style:text-properties fo:color="#ff3333"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soft-page-break/><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3400129525337582923" text:style-name="L1">
        <text:list-item>
          <text:p text:style-name="P27">добавить детектив <text:span text:style-name="T1">(реализовано)</text:span>+ магические уроки/трактаты Старсвирла</text:p>
        </text:list-item>
        <text:list-item>
          <text:p text:style-name="P29">Книги:</text:p>
        </text:list-item>
      </text:list>
      <text:list xml:id="list8059842622279770103" text:style-name="L2">
        <text:list-item>
          <text:p text:style-name="P30">«Высшие заклинания в повседневном использовании: от песчинки до дворца»</text:p>
        </text:list-item>
        <text:list-item>
          <text:p text:style-name="P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0">Дасти Вейфарер «Зебрианская культура, быт и фольклор»</text:p>
        </text:list-item>
        <text:list-item>
          <text:p text:style-name="P30">«Краткая история Эквестрии»</text:p>
        </text:list-item>
        <text:list-item>
          <text:p text:style-name="P30">«Шедевры архитектуры Эквестрии» с разделом о Кантерлотском Королевском Дворце</text:p>
        </text:list-item>
        <text:list-item>
          <text:p text:style-name="P30">«Великие дела и великие чары». Страница 893: ...</text:p>
        </text:list-item>
      </text:list>
      <text:p text:style-name="P3"/>
      <text:h text:style-name="Heading_20_2" text:outline-level="2">Факты об Эквестрии</text:h>
      <text:list xml:id="list4921640728584952506" text:style-name="L3">
        <text:list-item>
          <text:p text:style-name="P34">Эквестрия существует несколько тысячелетий</text:p>
        </text:list-item>
        <text:list-item>
          <text:p text:style-name="P34">Селестия — переменчивая пони. В одно време не строгая, а в другое может быть такой, что страшно становится</text:p>
        </text:list-item>
        <text:list-item>
          <text:p text:style-name="P34">Около 820-ти лет назад будущий маг Лайтнинг Стар поступил на обучение к наставнику Тииспоту</text:p>
        </text:list-item>
        <text:list-item>
          <text:p text:style-name="P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4"><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h text:style-name="Heading_20_2" text:outline-level="2">Действующие лица</text:h>
      <text:list xml:id="list2561126212069632786" text:style-name="L4">
        <text:list-item>
          <text:p text:style-name="P28">Макс</text:p>
        </text:list-item>
        <text:list-item>
          <text:p text:style-name="P28">Влад</text:p>
        </text:list-item>
        <text:list-item>
          <text:p text:style-name="P28">Нексус</text:p>
        </text:list-item>
        <text:list-item>
          <text:p text:style-name="P28">Селестия</text:p>
        </text:list-item>
        <text:list-item>
          <text:p text:style-name="P28">Луна</text:p>
        </text:list-item>
        <text:list-item>
          <text:p text:style-name="P28">Дискорд</text:p>
        </text:list-item>
        <text:list-item>
          <text:p text:style-name="P28">Твайлайт Спаркл</text:p>
        </text:list-item>
        <text:list-item>
          <text:p text:style-name="P28">Спайк</text:p>
        </text:list-item>
        <text:list-item>
          <text:p text:style-name="P28">Рэрити</text:p>
        </text:list-item>
        <text:list-item>
          <text:p text:style-name="P28">Рэйнбоу Дэш</text:p>
        </text:list-item>
        <text:list-item>
          <text:p text:style-name="P28">Пинки Пай</text:p>
        </text:list-item>
        <text:list-item>
          <text:p text:style-name="P28">Эпплджек</text:p>
        </text:list-item>
        <text:list-item>
          <text:p text:style-name="P28">Флаттершай</text:p>
        </text:list-item>
        <text:list-item>
          <text:p text:style-name="P28">Кимеринн Брэйвкнайт</text:p>
        </text:list-item>
        <text:list-item>
          <text:p text:style-name="P28">Хорст Мэдтроттер</text:p>
        </text:list-item>
        <text:list-item>
          <text:p text:style-name="P28">Калрус Клодвэй</text:p>
        </text:list-item>
        <text:list-item>
          <text:p text:style-name="P28">Алекс</text:p>
        </text:list-item>
        <text:list-item>
          <text:p text:style-name="P28">Ростик</text:p>
        </text:list-item>
        <text:list-item>
          <text:p text:style-name="P28">Стас</text:p>
        </text:list-item>
        <text:list-item>
          <text:p text:style-name="P28">Рома</text:p>
        </text:list-item>
        <text:list-item>
          <text:p text:style-name="P28">Анджела</text:p>
        </text:list-item>
      </text:list>
      <text:p text:style-name="P11"/>
      <text:p text:style-name="P11">Положения</text:p>
      <text:p text:style-name="P11">Сноски</text:p>
      <text:p text:style-name="P11">Сюжет (кратко)</text:p>
      <text:p text:style-name="P11">Сюжет (детально)</text:p>
      <text:p text:style-name="P11">Терра</text:p>
      <text:p text:style-name="P11">Замок принцесс</text:p>
      <text:p text:style-name="P11">Кантерлот</text:p>
      <text:p text:style-name="P11">Рассказ Селестии (“1001 ночь”)</text:p>
      <text:p text:style-name="P11"><text:soft-page-break/>ЛСД-чаепитие</text:p>
      <text:p text:style-name="P11">Рейд пони-рэйнджеров</text:p>
      <text:p text:style-name="P11">Рейд пони-рэйнджеров-2 (продолжение рейда пони-рэйнджеров)</text:p>
      <text:p text:style-name="P11">Продолжение ЛСД-чаепития</text:p>
      <text:p text:style-name="P11">В библиотеке замка Селестии</text:p>
      <text:p text:style-name="P11">Понивилль</text:p>
      <text:p text:style-name="P11">Знакомство с Элементами Гармонии</text:p>
      <text:p text:style-name="P11">Первый сеанс двойного сна. Рэрити</text:p>
      <text:p text:style-name="P11">День с Пинки</text:p>
      <text:p text:style-name="P11">День с Рэйнбоу Дэш</text:p>
      <text:p text:style-name="P11">Сон Рэрити</text:p>
      <text:p text:style-name="P11">Первый сон РД. Рекурсия</text:p>
      <text:p text:style-name="P11">Второй сон РД. Праздник опавших листьев</text:p>
      <text:p text:style-name="P11">Третий сон РД. Fallout</text:p>
      <text:p text:style-name="P11">Четвёртый сон РД. Объединяющий</text:p>
      <text:p text:style-name="P11">Исчезновение Селестии</text:p>
      <text:p text:style-name="P11">Поиск решения</text:p>
      <text:p text:style-name="P11">Поход к замку Принцес-2</text:p>
      <text:p text:style-name="P11">Терра</text:p>
      <text:p text:style-name="P11">Прибытие</text:p>
      <text:p text:style-name="P11">Поиски</text:p>
      <text:p text:style-name="P11">Безнадёжность</text:p>
      <text:p text:style-name="P11">След</text:p>
      <text:p text:style-name="P11">Земля</text:p>
      <text:p text:style-name="P11"/>
      <text:p text:style-name="P11">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text:soft-page-break/>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text:soft-page-break/>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text:soft-page-break/>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text:soft-page-break/>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text:soft-page-break/>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text:soft-page-break/>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text:soft-page-break/>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text:soft-page-break/>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text:soft-page-break/>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text:soft-page-break/>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text:soft-page-break/>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text:soft-page-break/>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text:soft-page-break/>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text:soft-page-break/>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text:soft-page-break/>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text:soft-page-break/>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text:soft-page-break/>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text:soft-page-break/>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text:soft-page-break/>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text:soft-page-break/>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text:soft-page-break/>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text:soft-page-break/>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text:soft-page-break/>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text:soft-page-break/>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text:soft-page-break/>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text:soft-page-break/>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text:soft-page-break/>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text:soft-page-break/>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text:soft-page-break/>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text:soft-page-break/>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text:soft-page-break/>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text:soft-page-break/>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text:soft-page-break/></text:p>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text:soft-page-break/>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text:soft-page-break/>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text:soft-page-break/>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text:soft-page-break/></text:p>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text:soft-page-break/>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text:soft-page-break/>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text:soft-page-break/>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text:soft-page-break/>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text:soft-page-break/>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text:soft-page-break/>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4"><text:soft-page-break/>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text:soft-page-break/>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50"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230820656768267637" text:style-name="L5">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332245396145187274" text:style-name="L6">
        <text:list-item>
          <text:p text:style-name="P3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text:soft-page-break/>Эпплджек недоверчиво хмыкнула.</text:p>
      <text:list xml:id="list8611742226713641359" text:style-name="L7">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0">Извини, Флаттершай, забылся.</text:p>
        </text:list-item>
        <text:list-item>
          <text:p text:style-name="P40">Та ладно, я ж не против, – возразила Эпплджек. – Не парься, Флатти. Было б хуже, если б он <text:s/>назвал меня Эпплджек на людях.</text:p>
        </text:list-item>
        <text:list-item>
          <text:p text:style-name="P40">Ты так... – запнулась Флаттершай. – Так быстро забыла свою ферму. И...</text:p>
        </text:list-item>
        <text:list-item>
          <text:p text:style-name="P4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0">Как ты можешь так говорить? – расплакалась Флаттершай.</text:p>
        </text:list-item>
        <text:list-item>
          <text:p text:style-name="P40">Эй, девушки, не ссорьтесь! Мы — одна команда! И надеюсь, останемся ею и в дальнейшем. </text:p>
          <text:p text:style-name="P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0">А если нет? – Эпплджек смотрела мне мне прямо в глаза.</text:p>
          <text:p text:style-name="P40">Я молча пожал плечами. Эпплджек уверенно продолжила.</text:p>
        </text:list-item>
        <text:list-item>
          <text:p text:style-name="P4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0">Спасибо, ЭйДжей.</text:p>
        </text:list-item>
        <text:list-item>
          <text:p text:style-name="P40">Я об Эквестрии беспокоюсь. – ворчливо отозвалась Эпплджек. – Надо разобраться с этой ерундой наконец-то. И я чертовски намерена это сделать.</text:p>
          <text:p text:style-name="P40">Флаттершай пробормотала нечто, показавшееся мне знакомым.</text:p>
        </text:list-item>
        <text:list-item>
          <text:p text:style-name="P40">Флатти, ты что-то сказала? Я не расслышал.</text:p>
        </text:list-item>
        <text:list-item>
          <text:p text:style-name="P40">Намерение Изменяет Реальность.</text:p>
        </text:list-item>
        <text:list-item>
          <text:p text:style-name="P40">Эээ. А где ты слышала эту фразу, если не секрет?</text:p>
        </text:list-item>
        <text:list-item>
          <text:p text:style-name="P4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text:soft-page-break/>занудное мероприятие.</text:p>
          <text:p text:style-name="P40">У меня как будто вспыхнула лампочка в мозгу. Кирпичики быстро выстраивались в целостную картину. Я ринулся в прихожую.</text:p>
        </text:list-item>
        <text:list-item>
          <text:p text:style-name="P40">Флатти, ЭйДжей, буду через час. Ждите!</text:p>
        </text:list-item>
      </text:list>
      <text:p text:style-name="P5"/>
      <text:h text:style-name="P49"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2">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49" text:outline-level="2">Дискорд</text:h>
      <text:p text:style-name="Text_20_body"/>
      <text:p text:style-name="P9">Девушки поспешно собирались, пока я растолковывал им задачу.</text:p>
      <text:list xml:id="list1915303666032754007" text:style-name="L8">
        <text:list-item>
          <text:p text:style-name="P3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5">Это тот твой приятель, который разбился с полгода назад? – спросила Эпплджек.</text:p>
        </text:list-item>
      </text:list>
      <text:list xml:id="list3659142862863130894" text:style-name="L9">
        <text:list-item>
          <text:p text:style-name="P36">Да, это он.</text:p>
        </text:list-item>
        <text:list-item>
          <text:p text:style-name="P36"><text:soft-page-break/>А как мы попадём в его квартиру? Там сейчас кто-то живёт? – Флаттершай прыгала на одной ноге, натягивая кед.</text:p>
        </text:list-item>
        <text:list-item>
          <text:p text:style-name="P3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0">Я поднёс брелок пропуска к домофону, но дверь подъезда не открылась. Замигала красная лампочка и зажужжал зуммер.</text:p>
      <text:p text:style-name="P10">Я выругался.</text:p>
      <text:list xml:id="list7321825254970720818" text:style-name="L10">
        <text:list-item>
          <text:p text:style-name="P31">Макс, что случилось? У нас проблемы?</text:p>
        </text:list-item>
        <text:list-item>
          <text:p text:style-name="P3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76154186445640815" text:style-name="L11">
        <text:list-item>
          <text:p text:style-name="P32">Так что, будем ломать дверь? – Эпплджек критически осмотрелась, подмечая бабулек на лавочке и зевак во внутреннем скверике.</text:p>
        </text:list-item>
      </text:list>
      <text:list xml:id="list6292908813389037426" text:style-name="L12">
        <text:list-item>
          <text:p text:style-name="P33">Нет нужды. Лучше станьте-ка сзади меня так, чтобы заслонить от этих бабулек и от вооон той камеры наблюдения.</text:p>
        </text:list-item>
      </text:list>
      <text:list xml:id="list7159698605907119395" text:style-name="L13">
        <text:list-header>
          <text:p text:style-name="P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8441020772419282104" text:style-name="L14">
        <text:list-item>
          <text:p text:style-name="P42">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1">Влад был ещё тем консерватором и старался ограничивать использование электроники </text:span><text:soft-page-break/><text:span text:style-name="T1">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text:span><text:span text:style-name="T1">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5531044885964622059" text:style-name="L15">
        <text:list-item>
          <text:p text:style-name="P43">Макс, тут окно разбито! И верёвка какая-то висит. – крикнула Флаттершай из кухни.</text:p>
        </text:list-item>
        <text:list-item>
          <text:p text:style-name="P43">Оставь, Флатти, не сейчас! – отмахнулся я.</text:p>
        </text:list-item>
      </text:list>
      <text:p text:style-name="P15">Лампочка питания на ноутбуке горела, <text:s/>но подключенный монитор оставался тёмным. Я постучал по пробелу, но безрезультатно.</text:p>
      <text:list xml:id="list1847177073465159249" text:style-name="L16">
        <text:list-item>
          <text:p text:style-name="P44">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4">Монитор выключен. – <text:s/>раздалось из угла. Кресло с высокой спинкой повернулось, открыв нашим взорам Дискорда. </text:p>
        </text:list-item>
      </text:list>
      <text:p text:style-name="P13"><text:span text:style-name="T1">Он был одет в б</text:span><text:span text:style-name="T1">рюки-карго, </text:span><text:span text:style-name="T1">заправленные в берцы</text:span><text:span text:style-name="T1"> и футболк</text:span><text:span text:style-name="T1">у</text:span><text:span text:style-name="T1"> цвета хаки. </text:span><text:span text:style-name="T1">Длинный шрам проходил через левую скулу, скрыва</text:span><text:span text:style-name="T1">ясь</text:span><text:span text:style-name="T1"> под фотохромными очками. Т</text:span><text:span text:style-name="T1">актические перчатки </text:span><text:span text:style-name="T1">с обрезанными пальцами </text:span><text:span text:style-name="T1">довершали облик этакого Гекльберри-Финна 21-го века.</text:span></text:p>
      <text:p text:style-name="P12">Он приподнял панамку, дурашливо здороваясь.</text:p>
      <text:list xml:id="list5168860361884284514" text:style-name="L17">
        <text:list-item>
          <text:p text:style-name="P45">Оп-па! – пробормотала Эпплджек. – Нежданчик!</text:p>
        </text:list-item>
      </text:list>
      <text:list xml:id="list3475161597270141025" text:style-name="L18">
        <text:list-item>
          <text:p text:style-name="P46"><text:span text:style-name="T1">Ты, я вижу, времени не терял, – </text:span><text:span text:style-name="T1">моя рука</text:span><text:span text:style-name="T1"> под прикрытием стола медленно тянул</text:span><text:span text:style-name="T1">ась</text:span><text:span text:style-name="T1"> к тяжёлой фарфоровой кружке, стоящей на краю.</text:span></text:p>
        </text:list-item>
        <text:list-item>
          <text:p text:style-name="P51"><text:span text:style-name="T1">Не терял, не терял — объездил полмира. – В</text:span><text:span text:style-name="T1"> его широкой улыбке сверкнул металлический зуб. </text:span><text:span text:style-name="T1">– Или, точнее, две трети. Но не в этом дело.</text:span><text:span text:style-name="T1"> </text:span><text:span text:style-name="T1">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51"><text:span text:style-name="T1">А </text:span><text:span text:style-name="T1">почему ты вообще решил искать нас тут? – спросила Эпплджек. – Приехал бы домой. Мы б тебя чаем напоили.</text:span></text:p>
        </text:list-item>
        <text:list-item>
          <text:p text:style-name="P52">Видишь ли, дорогая Эй-Джей, я с самого начала знал, где находится наша уважаемая принцесса, а времени в обрез, так что...</text:p>
        </text:list-item>
      </text:list>
      <text:p text:style-name="P19">В проёме дверей появилась Флаттершай.</text:p>
      <text:list xml:id="list2126317106510461971" text:style-name="L19">
        <text:list-item>
          <text:p text:style-name="P53">С кем это вы тут разговариваете?</text:p>
          <text:p text:style-name="P54"><text:span text:style-name="T1">Дискорд обернулся было на голос и в этот момент я </text:span><text:span text:style-name="T1">швырнул в него кружкой и </text:span><text:span text:style-name="T1">бросился через комнату к нему, занося над головой стул.</text:span></text:p>
        </text:list-item>
      </text:list>
      <text:p text:style-name="P18"><text:span text:style-name="T1">Ог</text:span><text:span text:style-name="T1">лушённый</text:span><text:span text:style-name="T1"> Дискорд попытался было отъехать на кресле в сторону, но </text:span><text:span text:style-name="T1">я припёр его стулом к стенке.</text:span></text:p>
      <text:p text:style-name="P16">– Жанна, Флатти, хватайте ноут и на выход! Я с ним разберусь! Не теряйте вре...!</text:p>
      <text:p text:style-name="First_20_line_20_indent"><text:span text:style-name="T1">– Т</text:span><text:span text:style-name="T1">Ы</text:span><text:span text:style-name="T1"> </text:span><text:span text:style-name="T1">ИДИО</text:span><text:span text:style-name="T1">...!!!</text:span></text:p>
      <text:p text:style-name="P16">Дискорд <text:s/>зорал одновременно со мной, прикрываясь от меня руками, когда раздался оглушительный</text:p>
      <text:p text:style-name="P16">...</text:p>
      <text:p text:style-name="P17"><text:soft-page-break/>БАХ!!!</text:p>
      <text:p text:style-name="P16">…</text:p>
      <text:p text:style-name="First_20_line_20_indent"><text:span text:style-name="T1">Э</text:span><text:span text:style-name="T1">пплджек с <text:s/>нервным всхлипом опустила толстенный том «Энтерпрайз-паттернов» , издание девятое, дополненное.</text:span></text:p>
      <text:p text:style-name="P12">На лице Дискорда появилось удивлённо-мечтательное выражение и он вырубился.</text:p>
      <text:p text:style-name="P12"/>
      <text:h text:style-name="Heading_20_2" text:outline-level="2">Селестия</text:h>
      <text:p text:style-name="P12"/>
      <text:p text:style-name="P12">Включенный монитор показал схематическое изображение Селестиии, </text:p>
      <text:p text:style-name="P14">&gt;\<text:span text:style-name="T1">Привет, Селестия. Это Макс. Как себя чувствуешь?</text:span></text:p>
      <text:p text:style-name="P14">&lt;\<text:span text:style-name="T1">Макс? МАКС??? МА-А-А-АКС!!! Н</text:span><text:span text:style-name="T1">АКОНЕЦ</text:span><text:span text:style-name="T1">-</text:span><text:span text:style-name="T1">ТО</text:span><text:span text:style-name="T1">! </text:span><text:span text:style-name="T1">КАК Я РАДА ТЕБЯ СЛЫШАТЬ</text:span><text:span text:style-name="T1">! </text:span></text:p>
      <text:p text:style-name="P12"/>
      <text:p text:style-name="P14">&gt;\<text:span text:style-name="T1">Я рад, что нашёл тебя, Тия.</text:span></text:p>
      <text:p text:style-name="P14">&lt;\<text:span text:style-name="T1">А </text:span><text:span text:style-name="T1">УЖ</text:span><text:span text:style-name="T1"> </text:span><text:span text:style-name="T1">Я</text:span><text:span text:style-name="T1">-</text:span><text:span text:style-name="T1">ТО</text:span><text:span text:style-name="T1"> </text:span><text:span text:style-name="T1">КА</text:span><text:span text:style-name="T1">К</text:span><text:span text:style-name="T1"> </text:span><text:span text:style-name="T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gt;\<text:span text:style-name="T1">Тия, я сейчас подключу микрофон и колонки, и мы сможем общаться более удобно.</text:span></text:p>
      <text:p text:style-name="P12">…</text:p>
      <text:p text:style-name="P12">– Привет опять. Как ты меня слышишь?</text:p>
      <text:p text:style-name="P14"><text:span text:style-name="T1">– О, Макс, я наконец-то именно СЛЫШУ твой голос, а не чувствую тебя какой-то </text:span><text:span text:style-name="T1">задней </text:span><text:span text:style-name="T1">частью сознания. </text:span><text:span text:style-name="T1">Это чудесно! Я уже отвыкла от звуков. Мне казалось, я оглохла и ослепла. </text:span><text:span text:style-name="T1">Ужасное состояние.</text:span></text:p>
      <text:p text:style-name="P14">– <text:span text:style-name="T1">Могу себе представить. Как-то раз я провёл </text:span><text:span text:style-name="T1">три часа камере</text:span><text:span text:style-name="T1"> сенсорной депривации.</text:span><text:span text:style-name="T1"> </text:span><text:span text:style-name="T1">М</text:span><text:span text:style-name="T1">не не понравилось.</text:span></text:p>
      <text:p text:style-name="P14"><text:span text:style-name="T1">– </text:span><text:span text:style-name="T1">Эммм... Ваше Высочество, вы в порядке? Мы так рады, что </text:span><text:span text:style-name="T1">наконец-то </text:span><text:span text:style-name="T1">нашли Вас! – вклинилась в разговор Эпплджек.</text:span></text:p>
      <text:p text:style-name="P12">– Кто тут? Макс, кто ещё с тобой?</text:p>
      <text:p text:style-name="P14"><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 <text:span text:style-name="T1">Девочки? Я рада вас слышать. А Твайлайт нет рядом?</text:span></text:p>
      <text:p text:style-name="P14"><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с небольшим </text:span><text:span text:style-name="T1">дня они должны опять открыть его.</text:span></text:p>
      <text:p text:style-name="P14"><text:span text:style-name="T1">При этих словах Дискорд замычал и задёргался. </text:span><text:span text:style-name="T1">Эпплджек нахмурилась и проверила верёвки, привязывающие его к спинке стула.</text:span></text:p>
      <text:p text:style-name="P14"><text:span text:style-name="T1">– </text:span><text:span text:style-name="T1">Нам надо подумать, как быть с тобой. Не можем же мы переправ</text:span><text:span text:style-name="T1">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12">– Ноутбук — так называется место, где я нахожусь сейчас? А кто это мычит?</text:p>
      <text:p text:style-name="P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text:soft-page-break/><text:span text:style-name="T1">– </text:span><text:span text:style-name="T1">О, духи предков, </text:span><text:span text:style-name="T1">но </text:span><text:span text:style-name="T1">з</text:span><text:span text:style-name="T1">ачем??? </text:span><text:span text:style-name="T1">Почему у него кляп во рту?</text:span></text:p>
      <text:p text:style-name="P14"><text:span text:style-name="T1">– </text:span><text:span text:style-name="T1">Мы связали его. </text:span><text:span text:style-name="T1">Он нас предал. И тебя. И Эквестрию. Всех.</text:span></text:p>
      <text:p text:style-name="P14"><text:span text:style-name="T1">При этих словах Эпплджек и Флаттершай </text:span><text:span text:style-name="T1">непонимающе</text:span><text:span text:style-name="T1"> уставились на меня, а Дискорд протестующе замычал.</text:span></text:p>
      <text:p text:style-name="P12">Я начал рассказывать о своих догадках, и непонимающее выражение на лицах девушек сменилось удивлением.</text:p>
      <text:p text:style-name="P1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2">– А зачем тогда ты приложила его книгой? – непонимающе уставился я на неё.</text:p>
      <text:p text:style-name="P12">– Потому что ты напал на него. Я и подумала — тебе виднее. И помогла.</text:p>
      <text:p text:style-name="P12">Флаттершай отрицающе мотнула головой.</text:p>
      <text:p text:style-name="P12">– Не может Дискорд быть предателем. Он мой друг.</text:p>
      <text:p text:style-name="P12">Дискорд благодарственно замычал и закивал головой.</text:p>
      <text:p text:style-name="P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Дискорд завёл глаза на лоб и обречённо завыл.</text:p>
      <text:p text:style-name="P12">– Макс, постой. Дай мне поговорить с ним. – сказала Селестия. – Не могу поверить, что Дискорд на такое пошёл.</text:p>
      <text:p text:style-name="P12">– Ну хорошо. Поговори. Послушаем, что он скажет.</text:p>
      <text:p text:style-name="P12">Я красноречиво покачал кулак перед его носом и вытащил кляп.</text:p>
      <text:p text:style-name="P12">...</text:p>
      <text:p text:style-name="P20"><text:span text:style-name="T1">– Ффы, тьфу, пффф, пфу! </text:span><text:span text:style-name="T1">Ну з</text:span><text:span text:style-name="T1">а что мне такое наказание?! </text:span><text:span text:style-name="T1">Пытаешься творить людям добро и в благодарность получаешь в морду! </text:span><text:span text:style-name="T1">Вы всегда так на людей кидаетесь вместо приветствия?! </text:span><text:span text:style-name="T1">Святые яйца</text:span><text:span text:style-name="T1">, мир полон идиотов (к тебе, дорогая Флаттершай, это не относится)!!!</text:span></text:p>
      <text:p text:style-name="P20"><text:span text:style-name="T1">– </text:span><text:span text:style-name="T1">Кончай устраивать цирк! </text:span><text:span text:style-name="T1">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0"><text:span text:style-name="T1">– Это я-то устраиваю цирк?!! Д</text:span><text:span text:style-name="T1">А</text:span><text:span text:style-name="T1"> </text:span><text:span text:style-name="T1">ТЫ</text:span><text:span text:style-name="T1"> НА СЕБЯ ПОСМОТРИ, </text:span><text:span text:style-name="T1">КЛОУН</text:span><text:span text:style-name="T1">!!! </text:span><text:span text:style-name="T1">На людей кидаешься, ч</text:span><text:span text:style-name="T1">ашками бросаешься, вон, мне нос разбил! Дерёшься...</text:span></text:p>
      <text:p text:style-name="P21">Я угрожающе поднёс тряпку к лицу Дискорда.</text:p>
      <text:p text:style-name="P20"><text:span text:style-name="T1">– Ещё одно слово в таком тоне, и </text:span><text:span text:style-name="T1">ты заткнёшься, а</text:span><text:span text:style-name="T1"> мы </text:span><text:span text:style-name="T1">уйдём в Эквестрию без тебя!</text:span></text:p>
      <text:p text:style-name="P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1">Дискорд демонстративно закрыл рот и посвистывая уставился в потолок.</text:p>
      <text:p text:style-name="P21">Разговор зашёл в тупик.</text:p>
      <text:p text:style-name="P23"/>
      <text:p text:style-name="P24">На мониторе высветился текст:</text:p>
      <text:p text:style-name="P23">&gt;\<text:span text:style-name="T1">Макс </text:span><text:span text:style-name="T1">—</text:span><text:span text:style-name="T1"> не использую колонки </text:span><text:span text:style-name="T1">—</text:span><text:span text:style-name="T1"> это должно остаться между нами… Дискорд что-то знает. Он нам не враг. </text:span><text:span text:style-name="T1">Н</text:span><text:span text:style-name="T1">езадолго до моего исхода из Эквестрии</text:span><text:span text:style-name="T1">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1">Не говори об этом, пожалуйста, это личное.</text:span></text:p>
      <text:p text:style-name="P24"/>
      <text:p text:style-name="P24"><text:soft-page-break/>Из колонок послышался лёгкий шорох.</text:p>
      <text:p text:style-name="P21">– Дик, сейчас не время для ссор. – голос Селестии был мягким, но настойчивым. – Мы в одной лодке.</text:p>
      <text:p text:style-name="P21">– Тебе легко говорить! Тебе не разбивали нос и не оскорбляли угрозами!</text:p>
      <text:p text:style-name="P21">– Ты должен понимать, что у Макса были все основания так себя вести. Твоё поведение вызвало подозрения у него, ведь он мало тебя знает. </text:p>
      <text:p text:style-name="P21">К уговорам Селестии присоединилась Флаттершай.</text:p>
      <text:p text:style-name="P21">– Дискорд, миленький, прости его. Макс хороший. Он просто не знал, что ты тоже хороший...</text:p>
      <text:p text:style-name="P21">У Дискорда покраснели уши и он засмущался и заворчал.</text:p>
      <text:p text:style-name="P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1">Я пропустил «дятла» мимо ушей.</text:p>
      <text:p text:style-name="P25">– <text:span text:style-name="T1">Короче, </text:span><text:span text:style-name="T1">если вкратце, </text:span><text:span text:style-name="T1">дело было так... </text:span><text:span text:style-name="T1">– Дискорд расправил плечи, насколько это было возможно с привязанными к к подлокотникам руками, и начал повествование.</text:span></text:p>
      <text:p text:style-name="P21"/>
      <text:p text:style-name="P25"><text:span text:style-name="T1">То, что наш глубокоуважаемый монарх пребывает в электронном заточении, я </text:span><text:span text:style-name="T1">понял</text:span><text:span text:style-name="T1"> сразу, как только бросил взгляд на серверную в офисе Макса. </text:span><text:span text:style-name="T1">Каюсь, сразу не сообщил об этом. </text:span><text:span text:style-name="T1">Несколькими минутами ранее </text:span><text:span text:style-name="T1">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1">случай</text:span><text:span text:style-name="T1">. </text:span></text:p>
      <text:p text:style-name="P25"><text:span text:style-name="T1">Кроме того, – </text:span><text:span text:style-name="T1">скосив взгляд</text:span><text:span text:style-name="T1">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1">В любом случае я рассчитывал вернуться как раз перед открытием коридора и освободить Селестию.</text:span></text:p>
      <text:p text:style-name="P25"><text:span text:style-name="T1">Но, всё равно, главной причиной было любопытство!</text:span><text:span text:style-name="T1"> Видите ли, </text:span><text:span text:style-name="T1">коллеги</text:span><text:span text:style-name="T1">, возможность проникнуть в другой мир выпадает далеко не так часто, как в</text:span><text:span text:style-name="T1">а</text:span><text:span text:style-name="T1">м может казаться — это чертовски трудное, не гарантированное, </text:span><text:span text:style-name="T1">опасное</text:span><text:span text:style-name="T1"> и энергетически затратное дело. </text:span><text:span text:style-name="T1">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1">Ну и дорога всё-таки проторенная, что немаловажно.</text:span></text:p>
      <text:p text:style-name="P25"><text:span text:style-name="T1">П</text:span><text:span text:style-name="T1">отому разбрасываться такой возможностью не стоит. </text:span><text:span text:style-name="T1">Если уж теб</text:span><text:span text:style-name="T1">е повезло оказаться в новом мире</text:span><text:span text:style-name="T1"> — исследуй его сполна!..</text:span></text:p>
      <text:p text:style-name="P22">***</text:p>
      <text:p text:style-name="P26">&lt;<text:span text:style-name="T1">сюда можно вставить похождения Дискорда — </text:span><text:span text:style-name="T1">вторая неопубликованная глава. Первая — секс с Селестией</text:span>&gt;</text:p>
      <text:p text:style-name="P22">***</text:p>
      <text:p text:style-name="P22"/>
      <text:p text:style-name="P23"><text:span text:style-name="T1">– </text:span><text:span text:style-name="T1">Развяжите мне, наконец, руки! Или хотя бы одну. </text:span><text:span text:style-name="T1">П</text:span><text:span text:style-name="T1">лечами </text:span><text:span text:style-name="T1">ж</text:span><text:span text:style-name="T1">естикулировать неудобно.... </text:span></text:p>
      <text:p text:style-name="P24">Я развязал Дискорду левую руку.</text:p>
      <text:p text:style-name="P23"><text:span text:style-name="T1">– Ну, отлично. Было интересно послушать</text:span><text:span text:style-name="T1"> </text:span><text:span text:style-name="T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1">Кому это могло быть выгодно? </text:span>(<text:span text:style-name="T1">Кроме тебя – додумал я</text:span>)<text:span text:style-name="T1">.</text:span></text:p>
      <text:p text:style-name="P23"><text:span text:style-name="T1">Д</text:span><text:span text:style-name="T1">искорд принялся разминать затёкшее запястье.</text:span></text:p>
      <text:p text:style-name="P23"><text:soft-page-break/><text:span text:style-name="T1">– </text:span><text:span text:style-name="T1">В том-то и </text:span><text:span text:style-name="T1">штука</text:span><text:span text:style-name="T1">, что я не знаю... Кто-то нам противодействует. </text:span><text:span text:style-name="T1">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1">Потому я и решил срочно вернуться</text:span><text:span text:style-name="T1">. <text:s/></text:span><text:span text:style-name="T1">То есть сразу </text:span><text:span text:style-name="T1">же</text:span><text:span text:style-name="T1">, как только прочитал </text:span><text:span text:style-name="T1">это ваше письмо. – Дискорд посмотрел на Флаттершай.</text:span></text:p>
      <text:p text:style-name="P23"><text:span text:style-name="T1">– Какое письмо, </text:span><text:span text:style-name="T1">Корди</text:span><text:span text:style-name="T1">? </text:span><text:span text:style-name="T1">– вскинулась до этого зачарованно слушавшая Дискорда Флаттершай.</text:span></text:p>
      <text:p text:style-name="P23"><text:span text:style-name="T1">– Ну ваше же! Вы с Эпплджек написали мне о своих </text:span><text:span text:style-name="T1">мытарствах тут</text:span><text:span text:style-name="T1">. </text:span><text:span text:style-name="T1">Вежливо так написали, спасибо...</text:span></text:p>
      <text:p text:style-name="P24">Флаттершай покрылась пунцовыми пятнами.</text:p>
      <text:p text:style-name="P24">– Я... Мы... – тут она совсем стушевалась.</text:p>
      <text:p text:style-name="P23"><text:span text:style-name="T1">– </text:span><text:span text:style-name="T1">Так а</text:span><text:span text:style-name="T1"> почему ты сказал, что никто не уйдёт в Эквестрию? – </text:span><text:span text:style-name="T1">наконец </text:span><text:span text:style-name="T1">перебила </text:span><text:span text:style-name="T1">Дискорда скуча</text:span><text:span text:style-name="T1">вшая до этого</text:span><text:span text:style-name="T1"> </text:span><text:span text:style-name="T1">Эпплджек.</text:span></text:p>
      <text:p text:style-name="P24">Дискорд уставился на неё долгим взглядом, а потом хлопнул себя по лбу.</text:p>
      <text:p text:style-name="P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 text:style-name="T2">&lt;</text:span><text:span text:style-name="T6">упомянуть, что Дискорд учился играть на гитаре в Эквестрии — брал уроки у Рэйнбоу</text:span><text:span text:style-name="T2">&gt;</text:span>).<text:span text:style-name="T2"> </text:span>То есть, эквестрийские полгода немного короче местных...<text:span text:style-name="T2">&lt;</text:span><text:span text:style-name="T6">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text:span><text:span text:style-name="T2">&gt;</text:span></text:p>
      <text:p text:style-name="P24">– И что? – продолжила его мысль Эпплджек.</text:p>
      <text:p text:style-name="P24">– Эквестрийские полгода КО-РО-ЧЕ местных. – С нажимом повторил Дискорд. – По моим подсчётам, на два дня.</text:p>
      <text:p text:style-name="P24">– И?!! – До меня уже дошло, но Эпплджек продолжала тупить.</text:p>
      <text:p text:style-name="P24">– Короче, времени у нас осталось что-то около пятнадцати минут. Или около того. – Заявил Дискорд, поднеся к глазам запястье с массивными часами.</text:p>
      <text:p text:style-name="P24">– СКОЛЬКО??? – воскликнули хором я и девушки.</text:p>
      <text:p text:style-name="P24">Дискорд открыл было рот, но его слова заглушил звонок в дверь.</text:p>
      <text:p text:style-name="P24">– ОТКРОЙТЕ, ПОЛИЦИЯ! Вам даётся полминуты, чтобы открыть дверь. Через тридцать секунд дверь будет выбита!</text:p>
      <text:p text:style-name="P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4">Массаракш!</text:p>
      <text:p text:style-name="P24">– На крышу!!! Через окно на кухне! – зашипел Дискорд, отчаянно дёргая узлы свободной рукой.</text:p>
      <text:p text:style-name="P24">Эпплджек, одной рукой сгребя в охапку ноутбук, второй увлекая Флаттершай, кинулась на кухню.</text:p>
      <text:p text:style-name="P24">– А толку? Куда мы с крыши денемся? – спросил я растерянно. Дискорд только раздражённо зарычал в ответ.</text:p>
      <text:p text:style-name="P21">Дверь содрогнулась от мощного удара. Послышался стук падающей штукатурки. Я сломя голову кинулся на кухню.</text:p>
      <text:p text:style-name="P21">– Развяжи меня, идиот!!! – гаркнул вдогонку Дискорд.</text:p>
      <text:p text:style-name="P21">Я вернулся и попытался разрезать петли складным ножом. Нож соскальзывал с синтетических волокон. <text:soft-page-break/>Дискорд ругнулся сквозь зубы и, вырвав нож у меня из рук, стал пилить узлы сам.</text:p>
      <text:p text:style-name="P21">– Давай на крышу! Я догоню! – рявкнул он, освобождая вторую руку.</text:p>
      <text:p text:style-name="P21">От второго удара дверная коробка крякнула и наполовину въехала в коридор. </text:p>
      <text:p text:style-name="P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1">Верёвка в кухонном окне дёргалась от движений лезущих по ней Флатти и Эпплджек. Я словил её рукой и стал на подоконник.</text:p>
      <text:p text:style-name="P21">Чёрт!</text:p>
      <text:p text:style-name="P21">Как Эпплджек и, тем более,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1">Но нет, триста тысяч чертей, раз девушки смогли – я тоже смогу!</text:p>
      <text:p text:style-name="P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1">Я успел сократить расстояние до Эпплджек наполовину, когда девушки нашли решение.</text:p>
      <text:p text:style-name="P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1">Я выдохнул.</text:p>
      <text:p text:style-name="P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изо всех си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1"><text:soft-page-break/>Чёрт! Чёрт! Чёрт! Чёрт!</text:p>
      <text:p text:style-name="P21">Бля!!!...</text:p>
      <text:p text:style-name="P21">Верёвка закончилась, а вместе с ней прекратилась и боль в сожжёных суставах. Наконец-то у меня появилось время для паники. Я обнял Эпплджек покрепче, закрыл глаза и приготовился...</text:p>
      <text:p text:style-name="P21"/>
      <text:h text:style-name="Heading_20_2" text:outline-level="2">Назад, в Эквестрию</text:h>
      <text:p text:style-name="P21"/>
      <text:p text:style-name="P21">Долго паниковать не пришлось. </text:p>
      <text:p text:style-name="P21">Я почувствовал сильный рывок за шиворот и захват поперёк груди. </text:p>
      <text:p text:style-name="P21">– ОТПУСТИ ДЕВЧОНКУ!!! – загрохотало мне в ухо. Я открыл глаза.</text:p>
      <text:p text:style-name="P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1">Я чуть поднял глаза и уставился в чешуйчатую морду дракона.</text:p>
      <text:p text:style-name="P21">– Отпусти Эпплджек. Я её держу. – повторил Дискорд. – Мне сбалансироваться надо.</text:p>
      <text:p text:style-name="P21">Да, это был именно он, хотя узнать его в этом обличье было трудновато. Эквестрийский драконикус превратился в громадного белогривого дракона. Одной лапой он держал меня, другой пытался оторвать от меня Эпплджек.</text:p>
      <text:p text:style-name="P21">Наконец это ему удалось, и дальнейший подъём на крышу происходил в молчании.</text:p>
      <text:p text:style-name="P21"/>
      <text:p text:style-name="P21"/>
      <text:p text:style-name="P25">&lt;<text:span text:style-name="T4">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7"/>
      <text:p text:style-name="P6">&lt;<text:span text:style-name="T4">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text:span><text:soft-page-break/><text:span text:style-name="T4">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ц</text:span><text:span text:style-name="T4">-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text:span><text:span text:style-name="T4">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
      <text:p text:style-name="P6"><text:span text:style-name="T4">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gt;</text:span></text:p>
      <text:p text:style-name="P5"/>
      <text:list xml:id="list36184888" text:continue-list="list8611742226713641359" text:style-name="L7">
        <text:list-header>
          <text:p text:style-name="P39"/>
        </text:list-header>
      </text:list>
      <text:p text:style-name="P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text:soft-page-break/></text:p>
      <text:p text:style-name="P5"/>
      <text:p text:style-name="P5"/>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text:p>
      <text:p text:style-name="P5">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5">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text:soft-page-break/>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n\n-\nАнакорн объясняет, поч</text:p>
      <text:p text:style-name="P5">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5">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5"><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5">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5">абилизации.\nСильнейшие демиурги создают миры с нуля, но Анакорн не из таких</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8-02T16:02:52.88</dc:date>
    <meta:editing-duration>P23DT12H23M34S</meta:editing-duration>
    <meta:editing-cycles>149</meta:editing-cycles>
    <meta:generator>OpenOffice/4.1.1$Win32 OpenOffice.org_project/411m6$Build-9775</meta:generator>
    <dc:creator>макс </dc:creator>
    <meta:document-statistic meta:table-count="0" meta:image-count="0" meta:object-count="0" meta:page-count="66" meta:paragraph-count="603" meta:word-count="37907" meta:character-count="254547"/>
  </office:meta>
</office:document-meta>
</file>